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enlo" svg:font-family="Menlo, 'Ubuntu Mono', consolas, source-code-pro, monospac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YS Text" svg:font-family="'YS Text', Arial, Helvetica, sans-serif"/>
  </office:font-face-decls>
  <office:automatic-styles>
    <style:style style:name="P1" style:family="paragraph" style:parent-style-name="Preformatted_20_Text">
      <style:paragraph-properties fo:margin-left="0cm" fo:margin-right="0cm" fo:margin-top="0cm" fo:margin-bottom="0cm" style:contextual-spacing="false" style:line-height-at-least="0.508cm" fo:orphans="2" fo:widows="2" fo:text-indent="0cm" style:auto-text-indent="false"/>
    </style:style>
    <style:style style:name="P2" style:family="paragraph" style:parent-style-name="Preformatted_20_Text">
      <style:paragraph-properties fo:margin-top="0cm" fo:margin-bottom="0cm" style:contextual-spacing="false" style:line-height-at-least="0.508cm" fo:orphans="2" fo:widows="2"/>
    </style:style>
    <style:style style:name="P3" style:family="paragraph" style:parent-style-name="Standard">
      <style:paragraph-properties fo:text-align="start" style:justify-single-word="false"/>
    </style:style>
    <style:style style:name="P4"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style:font-name="YS Text" fo:font-size="10.8000001907349pt" fo:letter-spacing="normal" fo:font-style="normal" fo:font-weight="normal"/>
    </style:style>
    <style:style style:name="P5" style:family="paragraph" style:parent-style-name="Text_20_body">
      <style:paragraph-properties fo:margin-left="0cm" fo:margin-right="0cm" fo:orphans="2" fo:widows="2" fo:text-indent="0cm" style:auto-text-indent="false"/>
      <style:text-properties fo:font-variant="normal" fo:text-transform="none" style:font-name="YS Text" fo:font-size="10.8000001907349pt" fo:letter-spacing="normal" fo:font-style="normal" fo:font-weight="normal"/>
    </style:style>
    <style:style style:name="P6" style:family="paragraph" style:parent-style-name="Text_20_body" style:list-style-name="L1">
      <style:paragraph-properties fo:margin-top="0cm" fo:margin-bottom="0cm" style:contextual-spacing="false" fo:orphans="2" fo:widows="2"/>
      <style:text-properties fo:font-variant="normal" fo:text-transform="none" style:font-name="YS Text" fo:font-size="10.8000001907349pt" fo:letter-spacing="normal" fo:font-style="normal" fo:font-weight="normal"/>
    </style:style>
    <style:style style:name="P7" style:family="paragraph" style:parent-style-name="Text_20_body" style:list-style-name="L1">
      <style:paragraph-properties fo:orphans="2" fo:widows="2"/>
      <style:text-properties fo:font-variant="normal" fo:text-transform="none" style:font-name="YS Text" fo:font-size="10.8000001907349pt" fo:letter-spacing="normal" fo:font-style="normal" fo:font-weight="normal"/>
    </style:style>
    <style:style style:name="P8" style:family="paragraph" style:parent-style-name="Text_20_body" style:list-style-name="L2">
      <style:paragraph-properties fo:margin-top="0cm" fo:margin-bottom="0cm" style:contextual-spacing="false" fo:orphans="2" fo:widows="2"/>
      <style:text-properties fo:font-variant="normal" fo:text-transform="none" style:font-name="YS Text" fo:font-size="10.8000001907349pt" fo:letter-spacing="normal" fo:font-style="normal" fo:font-weight="normal"/>
    </style:style>
    <style:style style:name="P9" style:family="paragraph" style:parent-style-name="Text_20_body" style:list-style-name="L2">
      <style:paragraph-properties fo:orphans="2" fo:widows="2"/>
      <style:text-properties fo:font-variant="normal" fo:text-transform="none" style:font-name="YS Text" fo:font-size="10.8000001907349pt" fo:letter-spacing="normal" fo:font-style="normal" fo:font-weight="normal"/>
    </style:style>
    <style:style style:name="P10" style:family="paragraph" style:parent-style-name="Text_20_body" style:list-style-name="L6">
      <style:paragraph-properties fo:margin-top="0cm" fo:margin-bottom="0cm" style:contextual-spacing="false" fo:orphans="2" fo:widows="2"/>
      <style:text-properties fo:font-variant="normal" fo:text-transform="none" style:font-name="YS Text" fo:font-size="10.8000001907349pt" fo:letter-spacing="normal" fo:font-style="normal" fo:font-weight="normal"/>
    </style:style>
    <style:style style:name="P11" style:family="paragraph" style:parent-style-name="Text_20_body" style:list-style-name="L7">
      <style:paragraph-properties fo:margin-top="0cm" fo:margin-bottom="0cm" style:contextual-spacing="false" fo:orphans="2" fo:widows="2"/>
      <style:text-properties fo:font-variant="normal" fo:text-transform="none" style:font-name="YS Text" fo:font-size="10.8000001907349pt" fo:letter-spacing="normal" fo:font-style="normal" fo:font-weight="normal"/>
    </style:style>
    <style:style style:name="P12" style:family="paragraph" style:parent-style-name="Text_20_body" style:list-style-name="L8">
      <style:paragraph-properties fo:margin-top="0cm" fo:margin-bottom="0cm" style:contextual-spacing="false" fo:orphans="2" fo:widows="2"/>
      <style:text-properties fo:font-variant="normal" fo:text-transform="none" style:font-name="YS Text" fo:font-size="10.8000001907349pt" fo:letter-spacing="normal" fo:font-style="normal" fo:font-weight="normal"/>
    </style:style>
    <style:style style:name="P13" style:family="paragraph" style:parent-style-name="Text_20_body" style:list-style-name="L8">
      <style:paragraph-properties fo:orphans="2" fo:widows="2"/>
      <style:text-properties fo:font-variant="normal" fo:text-transform="none" style:font-name="YS Text" fo:font-size="10.8000001907349pt" fo:letter-spacing="normal" fo:font-style="normal" fo:font-weight="normal"/>
    </style:style>
    <style:style style:name="P14" style:family="paragraph" style:parent-style-name="Text_20_body">
      <style:paragraph-properties fo:margin-left="0cm" fo:margin-right="0cm" fo:orphans="2" fo:widows="2" fo:text-indent="0cm" style:auto-text-indent="false"/>
      <style:text-properties fo:font-variant="normal" fo:text-transform="none" style:font-name="YS Text" fo:font-size="10.8000001907349pt" fo:letter-spacing="normal" fo:font-style="normal" fo:font-weight="normal" loext:padding-left="0.049cm" loext:padding-right="0cm" loext:padding-top="0.049cm" loext:padding-bottom="0.049cm" loext:border-left="0.06pt solid #000000" loext:border-right="none" loext:border-top="0.06pt solid #000000" loext:border-bottom="0.06pt solid #000000"/>
    </style:style>
    <style:style style:name="P15" style:family="paragraph" style:parent-style-name="Text_20_body">
      <style:paragraph-properties fo:margin-left="0.169cm" fo:margin-right="0cm" fo:orphans="2" fo:widows="2" fo:text-indent="0cm" style:auto-text-indent="false"/>
      <style:text-properties fo:font-variant="normal" fo:text-transform="none" style:font-name="YS Text" fo:font-size="10.8000001907349pt" fo:letter-spacing="normal" fo:font-style="normal" fo:font-weight="normal" loext:padding-left="0.049cm" loext:padding-right="0cm" loext:padding-top="0.049cm" loext:padding-bottom="0.049cm" loext:border-left="0.06pt solid #000000" loext:border-right="none" loext:border-top="0.06pt solid #000000" loext:border-bottom="0.06pt solid #000000"/>
    </style:style>
    <style:style style:name="P16" style:family="paragraph" style:parent-style-name="Text_20_body" style:list-style-name="L5">
      <style:paragraph-properties fo:margin-top="0cm" fo:margin-bottom="0cm" style:contextual-spacing="false" fo:text-align="start" style:justify-single-word="false" fo:orphans="2" fo:widows="2"/>
      <style:text-properties fo:font-variant="normal" fo:text-transform="none" style:font-name="YS Text" fo:font-size="10.8000001907349pt" fo:letter-spacing="normal" fo:font-style="normal" fo:font-weight="normal"/>
    </style:style>
    <style:style style:name="P17" style:family="paragraph" style:parent-style-name="Text_20_body" style:list-style-name="L4">
      <style:paragraph-properties fo:margin-top="0cm" fo:margin-bottom="0cm" style:contextual-spacing="false" fo:text-align="start" style:justify-single-word="false" fo:orphans="2" fo:widows="2"/>
      <style:text-properties fo:font-variant="normal" fo:text-transform="none" style:font-name="YS Text" fo:font-size="10.8000001907349pt" fo:letter-spacing="normal" fo:font-style="normal" fo:font-weight="normal"/>
    </style:style>
    <style:style style:name="P18" style:family="paragraph" style:parent-style-name="Text_20_body">
      <style:paragraph-properties fo:margin-left="0cm" fo:margin-right="0cm" fo:margin-top="0cm" fo:margin-bottom="0cm" style:contextual-spacing="false" fo:orphans="2" fo:widows="2" fo:text-indent="0cm" style:auto-text-indent="false"/>
    </style:style>
    <style:style style:name="P19" style:family="paragraph" style:parent-style-name="Text_20_body">
      <style:paragraph-properties fo:margin-left="0cm" fo:margin-right="0cm" fo:orphans="2" fo:widows="2" fo:text-indent="0cm" style:auto-text-indent="false"/>
    </style:style>
    <style:style style:name="P20"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style:style>
    <style:style style:name="P21" style:family="paragraph" style:parent-style-name="Text_20_body">
      <style:paragraph-properties fo:margin-left="0cm" fo:margin-right="0cm" fo:text-align="center" style:justify-single-word="false" fo:orphans="2" fo:widows="2" fo:text-indent="0cm" style:auto-text-indent="false"/>
    </style:style>
    <style:style style:name="P22" style:family="paragraph" style:parent-style-name="Text_20_body" style:list-style-name="L3">
      <style:paragraph-properties fo:margin-top="0cm" fo:margin-bottom="0cm" style:contextual-spacing="false" fo:text-align="center" style:justify-single-word="false" fo:orphans="2" fo:widows="2"/>
    </style:style>
    <style:style style:name="P23" style:family="paragraph" style:parent-style-name="Text_20_body" style:list-style-name="L3">
      <style:paragraph-properties fo:text-align="center" style:justify-single-word="false" fo:orphans="2" fo:widows="2"/>
    </style:style>
    <style:style style:name="P24" style:family="paragraph" style:parent-style-name="Text_20_body" style:list-style-name="L6">
      <style:paragraph-properties fo:text-align="center" style:justify-single-word="false" fo:orphans="2" fo:widows="2"/>
    </style:style>
    <style:style style:name="P25" style:family="paragraph" style:parent-style-name="Text_20_body" style:list-style-name="L7">
      <style:paragraph-properties fo:text-align="center" style:justify-single-word="false" fo:orphans="2" fo:widows="2"/>
    </style:style>
    <style:style style:name="P26" style:family="paragraph" style:parent-style-name="Text_20_body">
      <style:paragraph-properties fo:margin-left="0cm" fo:margin-right="0cm" fo:text-align="start" style:justify-single-word="false" fo:orphans="2" fo:widows="2" fo:text-indent="0cm" style:auto-text-indent="false"/>
    </style:style>
    <style:style style:name="P2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28" style:family="paragraph" style:parent-style-name="Text_20_body" style:list-style-name="L9">
      <style:paragraph-properties fo:margin-top="0cm" fo:margin-bottom="0cm" style:contextual-spacing="false" fo:text-align="start" style:justify-single-word="false" fo:orphans="2" fo:widows="2"/>
    </style:style>
    <style:style style:name="P29" style:family="paragraph" style:parent-style-name="Text_20_body" style:list-style-name="L9">
      <style:paragraph-properties fo:text-align="start" style:justify-single-word="false" fo:orphans="2" fo:widows="2"/>
    </style:style>
    <style:style style:name="P30" style:family="paragraph" style:parent-style-name="Text_20_body" style:list-style-name="L10">
      <style:paragraph-properties fo:margin-top="0cm" fo:margin-bottom="0cm" style:contextual-spacing="false" fo:text-align="start" style:justify-single-word="false" fo:orphans="2" fo:widows="2"/>
    </style:style>
    <style:style style:name="P31" style:family="paragraph" style:parent-style-name="Text_20_body" style:list-style-name="L10">
      <style:paragraph-properties fo:text-align="start" style:justify-single-word="false" fo:orphans="2" fo:widows="2"/>
    </style:style>
    <style:style style:name="P32" style:family="paragraph" style:parent-style-name="Text_20_body" style:list-style-name="L11">
      <style:paragraph-properties fo:margin-top="0cm" fo:margin-bottom="0cm" style:contextual-spacing="false" fo:text-align="start" style:justify-single-word="false" fo:orphans="2" fo:widows="2"/>
    </style:style>
    <style:style style:name="P33" style:family="paragraph" style:parent-style-name="Text_20_body" style:list-style-name="L11">
      <style:paragraph-properties fo:text-align="start" style:justify-single-word="false" fo:orphans="2" fo:widows="2"/>
    </style:style>
    <style:style style:name="P34" style:family="paragraph" style:parent-style-name="Text_20_body" style:list-style-name="L12">
      <style:paragraph-properties fo:margin-top="0cm" fo:margin-bottom="0cm" style:contextual-spacing="false" fo:text-align="start" style:justify-single-word="false" fo:orphans="2" fo:widows="2"/>
    </style:style>
    <style:style style:name="P35" style:family="paragraph" style:parent-style-name="Text_20_body" style:list-style-name="L12">
      <style:paragraph-properties fo:text-align="start" style:justify-single-word="false" fo:orphans="2" fo:widows="2"/>
    </style:style>
    <style:style style:name="P36" style:family="paragraph" style:parent-style-name="Text_20_body" style:list-style-name="L13">
      <style:paragraph-properties fo:margin-top="0cm" fo:margin-bottom="0cm" style:contextual-spacing="false" fo:text-align="start" style:justify-single-word="false" fo:orphans="2" fo:widows="2"/>
    </style:style>
    <style:style style:name="P37" style:family="paragraph" style:parent-style-name="Text_20_body" style:list-style-name="L13">
      <style:paragraph-properties fo:text-align="start" style:justify-single-word="false" fo:orphans="2" fo:widows="2"/>
    </style:style>
    <style:style style:name="P38" style:family="paragraph" style:parent-style-name="Text_20_body" style:list-style-name="L5">
      <style:paragraph-properties fo:text-align="start" style:justify-single-word="false" fo:orphans="2" fo:widows="2"/>
    </style:style>
    <style:style style:name="P39" style:family="paragraph" style:parent-style-name="Text_20_body" style:list-style-name="L4">
      <style:paragraph-properties fo:text-align="start" style:justify-single-word="false" fo:orphans="2" fo:widows="2"/>
    </style:style>
    <style:style style:name="T1" style:family="text">
      <style:text-properties fo:font-variant="normal" fo:text-transform="none" style:font-name="YS Text" fo:font-size="10.8000001907349pt" fo:letter-spacing="normal" fo:font-style="normal" fo:font-weight="normal"/>
    </style:style>
    <style:style style:name="T2" style:family="text">
      <style:text-properties fo:font-variant="normal" fo:text-transform="none" style:font-name="YS Text" fo:font-size="10.8000001907349pt" fo:letter-spacing="normal" fo:font-style="normal" fo:font-weight="normal" loext:padding="0cm" loext:border="none"/>
    </style:style>
    <style:style style:name="T3" style:family="text">
      <style:text-properties fo:font-variant="normal" fo:text-transform="none" style:font-name="Menlo" fo:font-size="10.8000001907349pt" fo:letter-spacing="normal" fo:font-style="normal" fo:font-weight="normal" loext:padding="0cm" loext:border="none"/>
    </style:style>
    <style:style style:name="T4" style:family="text">
      <style:text-properties fo:font-variant="normal" fo:text-transform="none" style:font-name="Menlo" fo:font-size="8.39999961853027pt" fo:letter-spacing="normal" fo:font-style="normal" fo:font-weight="normal" loext:padding-left="0.049cm" loext:padding-right="0cm" loext:padding-top="0.049cm" loext:padding-bottom="0.049cm" loext:border-left="0.06pt solid #000000" loext:border-right="none" loext:border-top="0.06pt solid #000000" loext:border-bottom="0.06pt solid #000000"/>
    </style:style>
    <text:list-style style:name="L1">
      <text:list-level-style-number text:level="1" text:style-name="Numbering_20_Symbols" loext:num-list-format="%1%." style:num-suffix="." style:num-format="1">
        <style:list-level-properties text:space-before="1.247cm"/>
      </text:list-level-style-number>
      <text:list-level-style-bullet text:level="2" text:style-name="Bullet_20_Symbols" loext:num-list-format="%2%." style:num-suffix="." text:bullet-char="•">
        <style:list-level-properties text:space-before="2.494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number text:level="1" text:style-name="Numbering_20_Symbols" loext:num-list-format="%1%." style:num-suffix="." style:num-format="1">
        <style:list-level-properties text:space-before="1.247cm"/>
      </text:list-level-style-number>
      <text:list-level-style-bullet text:level="2" text:style-name="Bullet_20_Symbols" loext:num-list-format="%2%." style:num-suffix="." text:bullet-char="•">
        <style:list-level-properties text:space-before="2.494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3">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Strong_20_Emphasis">Описание проекта</text:span></text:h>
      <text:p text:style-name="P4">Вы аналитик компании «Мегалайн» — федерального оператора сотовой связи. Клиентам предлагают два тарифных плана: «Смарт» и «Ультра». Чтобы скорректировать рекламный бюджет, коммерческий департамент хочет понять, какой тариф приносит больше денег.</text:p>
      <text:p text:style-name="P5">Вам предстоит сделать предварительный анализ тарифов на небольшой выборке клиентов. В вашем распоряжении данные 500 пользователей «Мегалайна»: кто они, откуда, каким тарифом пользуются, сколько звонков и сообщений каждый отправил за 2018-й год. Нужно проанализировать поведение клиентов и сделать вывод — какой тариф лучше.</text:p>
      <text:h text:style-name="Heading_20_3" text:outline-level="3">Описание тарифов</text:h>
      <text:p text:style-name="P19"><text:span text:style-name="Strong_20_Emphasis"><text:span text:style-name="T1">Тариф «Смарт»</text:span></text:span></text:p>
      <text:list xml:id="list1353772954" text:style-name="L1">
        <text:list-item>
          <text:p text:style-name="P6">Ежемесячная плата: 550 рублей</text:p>
        </text:list-item>
        <text:list-item>
          <text:p text:style-name="P6">Включено 500 минут разговора, 50 сообщений и 15 Гб интернет-трафика</text:p>
        </text:list-item>
        <text:list-item>
          <text:p text:style-name="P6">Стоимость услуг сверх тарифного пакета: </text:p>
          <text:list>
            <text:list-item>
              <text:p text:style-name="P6">Минута разговора — 3 рубля. Количество использованных минут и мегабайтов «Мегалайн» всегда округляет вверх. Если пользователь проговорил всего 1 секунду, в тарифе засчитывается целая минута.</text:p>
            </text:list-item>
            <text:list-item>
              <text:p text:style-name="P6">Сообщение — 3 рубля.</text:p>
            </text:list-item>
            <text:list-item>
              <text:p text:style-name="P7">1 Гб интернет-трафика — 200 рублей.</text:p>
            </text:list-item>
          </text:list>
        </text:list-item>
      </text:list>
      <text:p text:style-name="P19"><text:span text:style-name="Strong_20_Emphasis"><text:span text:style-name="T1">Тариф «Ультра»</text:span></text:span></text:p>
      <text:list xml:id="list4054975159" text:style-name="L2">
        <text:list-item>
          <text:p text:style-name="P8">Ежемесячная плата: 1950 рублей</text:p>
        </text:list-item>
        <text:list-item>
          <text:p text:style-name="P8">Включено 3000 минут разговора, 1000 сообщений и 30 Гб интернет-трафика</text:p>
        </text:list-item>
        <text:list-item>
          <text:p text:style-name="P8">Стоимость услуг сверх тарифного пакета: </text:p>
          <text:list>
            <text:list-item>
              <text:p text:style-name="P8">Минута разговора — 1 рубль;</text:p>
            </text:list-item>
            <text:list-item>
              <text:p text:style-name="P8">Сообщение — 1 рубль;</text:p>
            </text:list-item>
            <text:list-item>
              <text:p text:style-name="P9">1 Гб интернет-трафика: 150 рублей.</text:p>
            </text:list-item>
          </text:list>
        </text:list-item>
      </text:list>
      <text:p text:style-name="P18"><text:span text:style-name="Strong_20_Emphasis"><text:span text:style-name="T1">Пути к файлам:</text:span></text:span><text:span text:style-name="T1"> </text:span></text:p>
      <text:p text:style-name="P18"><text:a xlink:type="simple" xlink:href="https://code.s3.yandex.net/datasets/calls.csv" office:target-frame-name="_blank" xlink:show="new" text:style-name="Internet_20_link" text:visited-style-name="Visited_20_Internet_20_Link"><text:span text:style-name="T1">/datasets/calls.csv</text:span></text:a></text:p>
      <text:p text:style-name="P18"><text:a xlink:type="simple" xlink:href="https://code.s3.yandex.net/datasets/internet.csv" office:target-frame-name="_blank" xlink:show="new" text:style-name="Internet_20_link" text:visited-style-name="Visited_20_Internet_20_Link"><text:span text:style-name="T1">/datasets/internet.csv</text:span></text:a></text:p>
      <text:p text:style-name="P18"><text:a xlink:type="simple" xlink:href="https://code.s3.yandex.net/datasets/messages.csv" office:target-frame-name="_blank" xlink:show="new" text:style-name="Internet_20_link" text:visited-style-name="Visited_20_Internet_20_Link"><text:span text:style-name="T1">/datasets/messages.csv</text:span></text:a></text:p>
      <text:p text:style-name="P18"><text:a xlink:type="simple" xlink:href="https://code.s3.yandex.net/datasets/tariffs.csv" office:target-frame-name="_blank" xlink:show="new" text:style-name="Internet_20_link" text:visited-style-name="Visited_20_Internet_20_Link"><text:span text:style-name="T1">/datasets/tariffs.csv</text:span></text:a></text:p>
      <text:p text:style-name="P19"><text:a xlink:type="simple" xlink:href="https://code.s3.yandex.net/datasets/users.csv" office:target-frame-name="_blank" xlink:show="new" text:style-name="Internet_20_link" text:visited-style-name="Visited_20_Internet_20_Link"><text:span text:style-name="T1">/datasets/users.csv</text:span></text:a></text:p>
      <text:h text:style-name="Heading_20_3" text:outline-level="3">Инструкция по выполнению проекта</text:h>
      <text:p text:style-name="P18"><text:span text:style-name="Strong_20_Emphasis"><text:span text:style-name="T1">Шаг 1. Изучите общую информацию о данных из файла</text:span></text:span></text:p>
      <text:p text:style-name="P27"><text:span text:style-name="Strong_20_Emphasis"><text:span text:style-name="T1">Задание 1.</text:span></text:span><text:span text:style-name="T1"> Откройте файл </text:span><text:span text:style-name="Source_20_Text"><text:span text:style-name="T3">/datasets/calls.csv</text:span></text:span><text:span text:style-name="T1">, сохраните датафрейм в переменную </text:span><text:span text:style-name="Source_20_Text"><text:span text:style-name="T3">calls</text:span></text:span><text:span text:style-name="T1">.</text:span></text:p>
      <text:p text:style-name="P27"><text:span text:style-name="Strong_20_Emphasis"><text:span text:style-name="T1">Задание 2.</text:span></text:span><text:span text:style-name="T1"> Выведите первые 5 строк датафрейма </text:span><text:span text:style-name="Source_20_Text"><text:span text:style-name="T3">calls</text:span></text:span><text:span text:style-name="T1">.</text:span></text:p>
      <text:p text:style-name="P27"><text:span text:style-name="Strong_20_Emphasis"><text:span text:style-name="T1">Задание 3.</text:span></text:span><text:span text:style-name="T1"> Выведите основную информацию для датафрейма </text:span><text:span text:style-name="Source_20_Text"><text:span text:style-name="T3">calls</text:span></text:span><text:span text:style-name="T1"> с помощью метода </text:span><text:span text:style-name="Source_20_Text"><text:span text:style-name="T3">info()</text:span></text:span><text:span text:style-name="T1">.</text:span></text:p>
      <text:p text:style-name="P27"><text:span text:style-name="Strong_20_Emphasis"><text:span text:style-name="T1">Задание 4.</text:span></text:span><text:span text:style-name="T1"> С помощью метода </text:span><text:span text:style-name="Source_20_Text"><text:span text:style-name="T3">hist()</text:span></text:span><text:span text:style-name="T1"> выведите гистограмму для столбца с продолжительностью звонков. Изучите распределение данных.</text:span></text:p>
      <text:p text:style-name="P27"><text:span text:style-name="Strong_20_Emphasis"><text:span text:style-name="T1">Задание 5.</text:span></text:span><text:span text:style-name="T1"> Откройте файл </text:span><text:span text:style-name="Source_20_Text"><text:span text:style-name="T3">/datasets/internet.csv</text:span></text:span><text:span text:style-name="T1">, сохраните датафрейм в переменную </text:span><text:span text:style-name="Source_20_Text"><text:span text:style-name="T3">sessions</text:span></text:span><text:span text:style-name="T1">.</text:span></text:p>
      <text:p text:style-name="P27"><text:span text:style-name="Strong_20_Emphasis"><text:span text:style-name="T1">Задание 6.</text:span></text:span><text:span text:style-name="T1"> Выведите первые 5 строк датафрейма </text:span><text:span text:style-name="Source_20_Text"><text:span text:style-name="T3">sessions</text:span></text:span><text:span text:style-name="T1">.</text:span></text:p>
      <text:p text:style-name="P27"><text:span text:style-name="Strong_20_Emphasis"><text:span text:style-name="T1">Задание 7.</text:span></text:span><text:span text:style-name="T1"> Выведите основную информацию для датафрейма </text:span><text:span text:style-name="Source_20_Text"><text:span text:style-name="T3">sessions</text:span></text:span><text:span text:style-name="T1"> с помощью метода </text:span><text:span text:style-name="Source_20_Text"><text:span text:style-name="T3">info()</text:span></text:span><text:span text:style-name="T1">. </text:span></text:p>
      <text:p text:style-name="P27"><text:soft-page-break/><text:span text:style-name="Strong_20_Emphasis"><text:span text:style-name="T1">Задание 8.</text:span></text:span><text:span text:style-name="T1"> С помощью метода </text:span><text:span text:style-name="Source_20_Text"><text:span text:style-name="T3">hist()</text:span></text:span><text:span text:style-name="T1"> выведите гистограмму для столбца с количеством потраченных мегабайт.</text:span></text:p>
      <text:p text:style-name="P27"><text:span text:style-name="Strong_20_Emphasis"><text:span text:style-name="T1">Задание 9.</text:span></text:span><text:span text:style-name="T1"> Откройте файл </text:span><text:span text:style-name="Source_20_Text"><text:span text:style-name="T3">/datasets/messages.csv</text:span></text:span><text:span text:style-name="T1">, сохраните датафрейм в переменную </text:span><text:span text:style-name="Source_20_Text"><text:span text:style-name="T3">messages</text:span></text:span><text:span text:style-name="T1">.</text:span></text:p>
      <text:p text:style-name="P27"><text:span text:style-name="Strong_20_Emphasis"><text:span text:style-name="T1">Задание 10.</text:span></text:span><text:span text:style-name="T1"> Выведите первые 5 строк датафрейма </text:span><text:span text:style-name="Source_20_Text"><text:span text:style-name="T3">messages</text:span></text:span><text:span text:style-name="T1">.</text:span></text:p>
      <text:p text:style-name="P27"><text:span text:style-name="Strong_20_Emphasis"><text:span text:style-name="T1">Задание 11.</text:span></text:span><text:span text:style-name="T1"> Выведите основную информацию для датафрейма </text:span><text:span text:style-name="Source_20_Text"><text:span text:style-name="T3">messages()</text:span></text:span><text:span text:style-name="T1"> с помощью метода </text:span><text:span text:style-name="Source_20_Text"><text:span text:style-name="T3">info()</text:span></text:span><text:span text:style-name="T1">. </text:span></text:p>
      <text:p text:style-name="P27"><text:span text:style-name="Strong_20_Emphasis"><text:span text:style-name="T1">Задание 12.</text:span></text:span><text:span text:style-name="T1"> Откройте файл </text:span><text:span text:style-name="Source_20_Text"><text:span text:style-name="T3">/datasets/tariffs.csv</text:span></text:span><text:span text:style-name="T1">, сохраните датафрейм в переменную </text:span><text:span text:style-name="Source_20_Text"><text:span text:style-name="T3">tariffs</text:span></text:span><text:span text:style-name="T1">.</text:span></text:p>
      <text:p text:style-name="P27"><text:span text:style-name="Strong_20_Emphasis"><text:span text:style-name="T1">Задание 13.</text:span></text:span><text:span text:style-name="T1"> Выведите весь датафрейм </text:span><text:span text:style-name="Source_20_Text"><text:span text:style-name="T3">tariffs</text:span></text:span><text:span text:style-name="T1">.</text:span></text:p>
      <text:p text:style-name="P27"><text:span text:style-name="Strong_20_Emphasis"><text:span text:style-name="T1">Задание 14.</text:span></text:span><text:span text:style-name="T1"> Выведите основную информацию для датафрейма </text:span><text:span text:style-name="Source_20_Text"><text:span text:style-name="T3">tariffs</text:span></text:span><text:span text:style-name="T1"> с помощью метода </text:span><text:span text:style-name="Source_20_Text"><text:span text:style-name="T3">info()</text:span></text:span><text:span text:style-name="T1">.</text:span></text:p>
      <text:p text:style-name="P27"><text:span text:style-name="Strong_20_Emphasis"><text:span text:style-name="T1">Задание 15.</text:span></text:span><text:span text:style-name="T1"> Откройте файл </text:span><text:span text:style-name="Source_20_Text"><text:span text:style-name="T3">/datasets/users.csv</text:span></text:span><text:span text:style-name="T1">, сохраните датафрейм в переменную </text:span><text:span text:style-name="Source_20_Text"><text:span text:style-name="T3">users</text:span></text:span><text:span text:style-name="T1">.</text:span></text:p>
      <text:p text:style-name="P27"><text:span text:style-name="Strong_20_Emphasis"><text:span text:style-name="T1">Задание 16.</text:span></text:span><text:span text:style-name="T1"> Выведите первые 5 строк датафрейма </text:span><text:span text:style-name="Source_20_Text"><text:span text:style-name="T3">users</text:span></text:span><text:span text:style-name="T1">.</text:span></text:p>
      <text:p text:style-name="P27"><text:span text:style-name="Strong_20_Emphasis"><text:span text:style-name="T1">Задание 17.</text:span></text:span><text:span text:style-name="T1"> Выведите основную информацию для датафрейма </text:span><text:span text:style-name="Source_20_Text"><text:span text:style-name="T3">users</text:span></text:span><text:span text:style-name="T1"> с помощью метода </text:span><text:span text:style-name="Source_20_Text"><text:span text:style-name="T3">info()</text:span></text:span><text:span text:style-name="T1">.</text:span></text:p>
      <text:p text:style-name="P27"><text:span text:style-name="Strong_20_Emphasis"><text:span text:style-name="T1">Шаг 2. Подготовьте данные</text:span></text:span></text:p>
      <text:p text:style-name="P19"><text:span text:style-name="Strong_20_Emphasis"><text:span text:style-name="T1">Задание 18.</text:span></text:span><text:span text:style-name="T1"> Приведите столбцы</text:span></text:p>
      <text:list xml:id="list2699003811" text:style-name="L3">
        <text:list-item>
          <text:p text:style-name="P22"><text:span text:style-name="Source_20_Text"><text:span text:style-name="T3">reg_date</text:span></text:span><text:span text:style-name="T1"> из таблицы </text:span><text:span text:style-name="Source_20_Text"><text:span text:style-name="T3">users</text:span></text:span></text:p>
        </text:list-item>
        <text:list-item>
          <text:p text:style-name="P22"><text:span text:style-name="Source_20_Text"><text:span text:style-name="T3">churn_date</text:span></text:span><text:span text:style-name="T1"> из таблицы </text:span><text:span text:style-name="Source_20_Text"><text:span text:style-name="T3">users</text:span></text:span></text:p>
        </text:list-item>
        <text:list-item>
          <text:p text:style-name="P22"><text:span text:style-name="Source_20_Text"><text:span text:style-name="T3">call_date</text:span></text:span><text:span text:style-name="T1"> из таблицы </text:span><text:span text:style-name="Source_20_Text"><text:span text:style-name="T3">calls</text:span></text:span></text:p>
        </text:list-item>
        <text:list-item>
          <text:p text:style-name="P22"><text:span text:style-name="Source_20_Text"><text:span text:style-name="T3">message_date</text:span></text:span><text:span text:style-name="T1"> из таблицы </text:span><text:span text:style-name="Source_20_Text"><text:span text:style-name="T3">messages</text:span></text:span></text:p>
        </text:list-item>
        <text:list-item>
          <text:p text:style-name="P23"><text:span text:style-name="Source_20_Text"><text:span text:style-name="T3">session_date</text:span></text:span><text:span text:style-name="T1"> из таблицы </text:span><text:span text:style-name="Source_20_Text"><text:span text:style-name="T3">sessions</text:span></text:span></text:p>
        </text:list-item>
      </text:list>
      <text:p text:style-name="P20"><text:span text:style-name="T1">к новому типу с помощью метода </text:span><text:span text:style-name="Source_20_Text"><text:span text:style-name="T3">to_datetime()</text:span></text:span><text:span text:style-name="T1">.</text:span></text:p>
      <text:p text:style-name="P18"><text:span text:style-name="Strong_20_Emphasis"><text:span text:style-name="T1">Задание 19.</text:span></text:span><text:span text:style-name="T1"> В данных вы найдёте звонки с нулевой продолжительностью. Это не ошибка: нулями обозначены пропущенные звонки, поэтому их не нужно удалять.</text:span></text:p>
      <text:p text:style-name="P27"><text:span text:style-name="T1">Однако в столбце </text:span><text:span text:style-name="Source_20_Text"><text:span text:style-name="T3">duration</text:span></text:span><text:span text:style-name="T1"> датафрейма </text:span><text:span text:style-name="Source_20_Text"><text:span text:style-name="T3">calls</text:span></text:span><text:span text:style-name="T1"> значения дробные. Округлите значения столбца </text:span><text:span text:style-name="Source_20_Text"><text:span text:style-name="T3">duration</text:span></text:span><text:span text:style-name="T1"> вверх с помощью метода </text:span><text:span text:style-name="Source_20_Text"><text:span text:style-name="T3">numpy.ceil()</text:span></text:span><text:span text:style-name="T1"> и приведите столбец </text:span><text:span text:style-name="Source_20_Text"><text:span text:style-name="T3">duration</text:span></text:span><text:span text:style-name="T1"> к типу </text:span><text:span text:style-name="Source_20_Text"><text:span text:style-name="T3">int</text:span></text:span><text:span text:style-name="T1">.</text:span></text:p>
      <text:p text:style-name="P27"><text:span text:style-name="Strong_20_Emphasis"><text:span text:style-name="T1">Задание 20.</text:span></text:span><text:span text:style-name="T1"> Удалите столбец </text:span><text:span text:style-name="Source_20_Text"><text:span text:style-name="T3">Unnamed: 0</text:span></text:span><text:span text:style-name="T1"> из датафрейма </text:span><text:span text:style-name="Source_20_Text"><text:span text:style-name="T3">sessions</text:span></text:span><text:span text:style-name="T1">. Столбец с таким названием возникает, когда данные сохраняют с указанием индекса </text:span><text:span text:style-name="Source_20_Text"><text:span text:style-name="T3">df.to_csv(..., index=column)</text:span></text:span><text:span text:style-name="T1">. Этот столбец сейчас не понадобится.</text:span></text:p>
      <text:p text:style-name="P27"><text:span text:style-name="Strong_20_Emphasis"><text:span text:style-name="T1">Задание 21.</text:span></text:span><text:span text:style-name="T1"> Создайте столбец </text:span><text:span text:style-name="Source_20_Text"><text:span text:style-name="T3">month</text:span></text:span><text:span text:style-name="T1"> в датафрейме </text:span><text:span text:style-name="Source_20_Text"><text:span text:style-name="T3">calls</text:span></text:span><text:span text:style-name="T1"> с номером месяца из столбца </text:span><text:span text:style-name="Source_20_Text"><text:span text:style-name="T3">call_date</text:span></text:span><text:span text:style-name="T1">.</text:span></text:p>
      <text:p text:style-name="P27"><text:span text:style-name="Strong_20_Emphasis"><text:span text:style-name="T1">Задание 22.</text:span></text:span><text:span text:style-name="T1"> Создайте столбец </text:span><text:span text:style-name="Source_20_Text"><text:span text:style-name="T3">month</text:span></text:span><text:span text:style-name="T1"> в датафрейме </text:span><text:span text:style-name="Source_20_Text"><text:span text:style-name="T3">messages</text:span></text:span><text:span text:style-name="T1"> с номером месяца из столбца </text:span><text:span text:style-name="Source_20_Text"><text:span text:style-name="T3">message_date</text:span></text:span><text:span text:style-name="T1">.</text:span></text:p>
      <text:p text:style-name="P27"><text:span text:style-name="Strong_20_Emphasis"><text:span text:style-name="T1">Задание 23.</text:span></text:span><text:span text:style-name="T1"> Создайте столбец </text:span><text:span text:style-name="Source_20_Text"><text:span text:style-name="T3">month</text:span></text:span><text:span text:style-name="T1"> в датафрейме </text:span><text:span text:style-name="Source_20_Text"><text:span text:style-name="T3">sessions</text:span></text:span><text:span text:style-name="T1"> с номером месяца из столбца </text:span><text:span text:style-name="Source_20_Text"><text:span text:style-name="T3">session_date</text:span></text:span><text:span text:style-name="T1">.</text:span></text:p>
      <text:p text:style-name="P26"><text:span text:style-name="Strong_20_Emphasis"><text:span text:style-name="T1">Задание 24.</text:span></text:span><text:span text:style-name="T1"> Посчитайте количество сделанных звонков разговора для каждого пользователя по месяцам и сохраните в переменную </text:span><text:span text:style-name="Source_20_Text"><text:span text:style-name="T3">calls_per_month</text:span></text:span><text:span text:style-name="T1">. Для этого нужно: </text:span></text:p>
      <text:list xml:id="list1041140900" text:style-name="L4">
        <text:list-item>
          <text:p text:style-name="P17">сгруппировать датафрейм с информацией о звонках по двум столбцам — с идентификаторами пользователей и номерами месяцев;</text:p>
        </text:list-item>
        <text:list-item>
          <text:p text:style-name="P39"><text:span text:style-name="T1">затем применить метод для подсчёта количества: </text:span><text:span text:style-name="Source_20_Text"><text:span text:style-name="T3">.agg({'duration': 'count'})</text:span></text:span><text:span text:style-name="T1">.</text:span></text:p>
        </text:list-item>
      </text:list>
      <text:p text:style-name="P20"><text:span text:style-name="T1">Выведите первые 30 строчек </text:span><text:span text:style-name="Source_20_Text"><text:span text:style-name="T3">calls_per_month</text:span></text:span><text:span text:style-name="T1">.</text:span></text:p>
      <text:p text:style-name="P21"><text:span text:style-name="Strong_20_Emphasis"><text:span text:style-name="T1">Задание 25.</text:span></text:span><text:span text:style-name="T1"> Посчитайте количество израсходованных минут разговора для каждого пользователя по месяцам и сохраните в переменную </text:span><text:span text:style-name="Source_20_Text"><text:span text:style-name="T3">minutes_per_month</text:span></text:span><text:span text:style-name="T1">. Для этого нужно:</text:span></text:p>
      <text:list xml:id="list1840972682" text:style-name="L5">
        <text:list-item>
          <text:p text:style-name="P16"><text:soft-page-break/>сгруппировать датафрейм с информацией о звонках по двум столбцам — с идентификаторами пользователей и номерами месяцев;</text:p>
        </text:list-item>
        <text:list-item>
          <text:p text:style-name="P38"><text:span text:style-name="T1">затем применить метод для подсчёта суммы: </text:span><text:span text:style-name="Source_20_Text"><text:span text:style-name="T3">.agg(minutes=('duration', 'sum'))</text:span></text:span><text:span text:style-name="T1">; так вы переименуете столбец в </text:span><text:span text:style-name="Source_20_Text"><text:span text:style-name="T3">minutes</text:span></text:span><text:span text:style-name="T1"> после вычисления суммы.</text:span></text:p>
        </text:list-item>
      </text:list>
      <text:p text:style-name="P27"><text:span text:style-name="T1">Выведите первые 30 строчек </text:span><text:span text:style-name="Source_20_Text"><text:span text:style-name="T3">minutes_per_month</text:span></text:span><text:span text:style-name="T1">.</text:span></text:p>
      <text:p text:style-name="P21"><text:span text:style-name="Strong_20_Emphasis"><text:span text:style-name="T1">Задание 26.</text:span></text:span><text:span text:style-name="T1"> Посчитайте количество отправленных сообщений по месяцам для каждого пользователя и сохраните в переменную </text:span><text:span text:style-name="Source_20_Text"><text:span text:style-name="T3">messages_per_month</text:span></text:span><text:span text:style-name="T1">. Для этого нужно:</text:span></text:p>
      <text:list xml:id="list1286069225" text:style-name="L6">
        <text:list-item>
          <text:p text:style-name="P10">сгруппировать датафрейм с информацией о сообщениях по двум столбцам — с идентификаторами пользователей и номерами месяцев;</text:p>
        </text:list-item>
        <text:list-item>
          <text:p text:style-name="P24"><text:span text:style-name="T1">затем применить метод для подсчёта количества: </text:span><text:span text:style-name="Source_20_Text"><text:span text:style-name="T3">.agg(messages=('message_date', 'count'))</text:span></text:span><text:span text:style-name="T1">, так вы переименуете столбец в </text:span><text:span text:style-name="Source_20_Text"><text:span text:style-name="T3">messages</text:span></text:span><text:span text:style-name="T1"> после вычисления количества.</text:span></text:p>
        </text:list-item>
      </text:list>
      <text:p text:style-name="P20"><text:span text:style-name="T1">Выведите первые 30 строчек </text:span><text:span text:style-name="Source_20_Text"><text:span text:style-name="T3">messages_per_month</text:span></text:span><text:span text:style-name="T1">.</text:span></text:p>
      <text:p text:style-name="P21"><text:span text:style-name="Strong_20_Emphasis"><text:span text:style-name="T1">Задание 27.</text:span></text:span><text:span text:style-name="T1"> Посчитайте количество потраченных мегабайт по месяцам для каждого пользователя и сохраните в переменную </text:span><text:span text:style-name="Source_20_Text"><text:span text:style-name="T3">sessions_per_month</text:span></text:span><text:span text:style-name="T1">. Для этого нужно:</text:span></text:p>
      <text:list xml:id="list2124656373" text:style-name="L7">
        <text:list-item>
          <text:p text:style-name="P11">сгруппировать датафрейм с информацией о потраченных мегабайтах по двум столбцам — с идентификаторами пользователей и номерами месяцев;</text:p>
        </text:list-item>
        <text:list-item>
          <text:p text:style-name="P25"><text:span text:style-name="T1">затем применить метод для подсчёта суммы: </text:span><text:span text:style-name="Source_20_Text"><text:span text:style-name="T3">.agg({'mb_used': 'sum'})</text:span></text:span><text:span text:style-name="T1">.</text:span></text:p>
        </text:list-item>
      </text:list>
      <text:p text:style-name="P18"><text:span text:style-name="Strong_20_Emphasis"><text:span text:style-name="T1">Шаг 3. Анализ данных</text:span></text:span></text:p>
      <text:p text:style-name="P4">Исследовательский анализ данных и подсчёт помесячной выручки уже есть в проекте. </text:p>
      <text:p text:style-name="P5">Помесячная выручка вычисляется так:</text:p>
      <text:list xml:id="list949546983" text:style-name="L8">
        <text:list-item>
          <text:p text:style-name="P12">отнимите бесплатный лимит от суммарного количества звонков, сообщений и интернет-трафика;</text:p>
        </text:list-item>
        <text:list-item>
          <text:p text:style-name="P12">остаток умножьте на значение из тарифного плана;</text:p>
        </text:list-item>
        <text:list-item>
          <text:p text:style-name="P13">к результату прибавьте абонентскую плату, соответствующую тарифному плану.</text:p>
        </text:list-item>
      </text:list>
      <text:p text:style-name="P4">Запустите ячейки этого шага, изучите код и результат. Какие выводы можно сделать из результатов этого этапа?</text:p>
      <text:p text:style-name="P18"><text:span text:style-name="Strong_20_Emphasis"><text:span text:style-name="T1">Шаг 4. Проверьте гипотезы</text:span></text:span></text:p>
      <text:p text:style-name="P18"><text:span text:style-name="T1">Проверьте две гипотезы о выручке пользователей. В качестве уровня значимости </text:span><text:span text:style-name="Emphasis"><text:span text:style-name="T1">alpha</text:span></text:span><text:span text:style-name="T1"> возьмите 0.05 (5%).</text:span></text:p>
      <text:p text:style-name="P18"><text:span text:style-name="Strong_20_Emphasis"><text:span text:style-name="T1">Задание 28</text:span></text:span></text:p>
      <text:p text:style-name="P27"><text:span text:style-name="T1">Проверьте гипотезу, что средняя выручка с пользователей тарифов «Ультра» и «Смарт» различается. Воспользуйтесь методом из библиотеки </text:span><text:span text:style-name="Source_20_Text"><text:span text:style-name="T3">scipy</text:span></text:span><text:span text:style-name="T1"> и выведите на экран значение </text:span><text:span text:style-name="Emphasis"><text:span text:style-name="T1">p-value:</text:span></text:span><text:span text:style-name="T1"> только значение, без округления и пояснений.</text:span></text:p>
      <text:p text:style-name="P18"><text:span text:style-name="T1">Затем выведите на экран фразу «Отвергаем нулевую гипотезу», если есть основания отвергнуть нулевую гипотезу или фразу «Не получилось отвергнуть нулевую гипотезу», если оснований отвергнуть нулевую гипотезу нет. Здесь вам поможет условный оператор и сравнение получившегося </text:span><text:span text:style-name="Emphasis"><text:span text:style-name="T1">p-value</text:span></text:span><text:span text:style-name="T1"> с заданным уровнем значимости.</text:span></text:p>
      <text:p text:style-name="P4">Формат ответа должен быть таким:</text:p>
      <text:p text:style-name="P14">Скопировать код</text:p>
      <text:p text:style-name="P1"><text:span text:style-name="Source_20_Text"><text:span text:style-name="T4">...</text:span></text:span></text:p>
      <text:p text:style-name="P2"><text:span text:style-name="Source_20_Text"><text:span text:style-name="T4">Отвергаем нулевую гипотезу </text:span></text:span></text:p>
      <text:p text:style-name="P4">или</text:p>
      <text:p text:style-name="P15">Скопировать кодPYTHON</text:p>
      <text:p text:style-name="P1"><text:span text:style-name="Source_20_Text"><text:span text:style-name="T4">...</text:span></text:span></text:p>
      <text:p text:style-name="P2"><text:span text:style-name="Source_20_Text"><text:span text:style-name="T4">Не получилось отвергнуть нулевую гипотезу </text:span></text:span></text:p>
      <text:p text:style-name="P27"><text:soft-page-break/><text:span text:style-name="T1">Где </text:span><text:span text:style-name="Source_20_Text"><text:span text:style-name="T2">…</text:span></text:span><text:span text:style-name="T1"> — это значение </text:span><text:span text:style-name="Emphasis"><text:span text:style-name="T1">p-value</text:span></text:span><text:span text:style-name="T1">.</text:span></text:p>
      <text:p text:style-name="P18"><text:span text:style-name="Strong_20_Emphasis"><text:span text:style-name="T1">Задание 29</text:span></text:span></text:p>
      <text:p text:style-name="P20"><text:span text:style-name="T1">Проверьте гипотезу, что средняя выручка с пользователей из Москвы отличается от выручки с пользователей других регионов. Воспользуйтесь методом из библиотеки </text:span><text:span text:style-name="Source_20_Text"><text:span text:style-name="T3">scipy</text:span></text:span><text:span text:style-name="T1"> и выведите на экран значение </text:span><text:span text:style-name="Emphasis"><text:span text:style-name="T1">p-value</text:span></text:span><text:span text:style-name="T1">. Формат вывода полностью аналогичен предыдущему заданию.</text:span></text:p>
      <text:p text:style-name="P19"><text:span text:style-name="Strong_20_Emphasis"><text:span text:style-name="T1">Оформление:</text:span></text:span><text:span text:style-name="T1"> Выполните задание в </text:span><text:span text:style-name="Emphasis"><text:span text:style-name="T1">Jupyter Notebook</text:span></text:span><text:span text:style-name="T1">. Заполните программный код в ячейках типа </text:span><text:span text:style-name="Emphasis"><text:span text:style-name="T1">code,</text:span></text:span><text:span text:style-name="T1"> текстовые пояснения — в ячейках типа </text:span><text:span text:style-name="Emphasis"><text:span text:style-name="T1">markdown</text:span></text:span><text:span text:style-name="T1">. Примените форматирование и заголовки.</text:span></text:p>
      <text:h text:style-name="Heading_20_3" text:outline-level="3">Описание данных</text:h>
      <text:p text:style-name="P26"><text:span text:style-name="T1">Таблица </text:span><text:span text:style-name="Source_20_Text"><text:span text:style-name="T3">users</text:span></text:span><text:span text:style-name="T1"> — информация о пользователях:</text:span></text:p>
      <text:list xml:id="list3635972900" text:style-name="L9">
        <text:list-item>
          <text:p text:style-name="P28"><text:span text:style-name="Source_20_Text"><text:span text:style-name="T3">user_id</text:span></text:span><text:span text:style-name="T1"> — уникальный идентификатор пользователя</text:span></text:p>
        </text:list-item>
        <text:list-item>
          <text:p text:style-name="P28"><text:span text:style-name="Source_20_Text"><text:span text:style-name="T3">first_name</text:span></text:span><text:span text:style-name="T1"> — имя пользователя</text:span></text:p>
        </text:list-item>
        <text:list-item>
          <text:p text:style-name="P28"><text:span text:style-name="Source_20_Text"><text:span text:style-name="T3">last_name</text:span></text:span><text:span text:style-name="T1"> — фамилия пользователя</text:span></text:p>
        </text:list-item>
        <text:list-item>
          <text:p text:style-name="P28"><text:span text:style-name="Source_20_Text"><text:span text:style-name="T3">age</text:span></text:span><text:span text:style-name="T1"> — возраст пользователя (годы)</text:span></text:p>
        </text:list-item>
        <text:list-item>
          <text:p text:style-name="P28"><text:span text:style-name="Source_20_Text"><text:span text:style-name="T3">reg_date</text:span></text:span><text:span text:style-name="T1"> — дата подключения тарифа (день, месяц, год)</text:span></text:p>
        </text:list-item>
        <text:list-item>
          <text:p text:style-name="P28"><text:span text:style-name="Source_20_Text"><text:span text:style-name="T3">churn_date</text:span></text:span><text:span text:style-name="T1"> — дата прекращения пользования тарифом (если значение пропущено, значит, тариф ещё действовал на момент выгрузки данных)</text:span></text:p>
        </text:list-item>
        <text:list-item>
          <text:p text:style-name="P28"><text:span text:style-name="Source_20_Text"><text:span text:style-name="T3">city</text:span></text:span><text:span text:style-name="T1"> — город проживания пользователя</text:span></text:p>
        </text:list-item>
        <text:list-item>
          <text:p text:style-name="P29"><text:span text:style-name="Source_20_Text"><text:span text:style-name="T3">tarif</text:span></text:span><text:span text:style-name="T1"> — название тарифного плана</text:span></text:p>
        </text:list-item>
      </text:list>
      <text:p text:style-name="P26"><text:span text:style-name="T1">Таблица </text:span><text:span text:style-name="Source_20_Text"><text:span text:style-name="T3">calls</text:span></text:span><text:span text:style-name="T1"> — информация о звонках:</text:span></text:p>
      <text:list xml:id="list2592405441" text:style-name="L10">
        <text:list-item>
          <text:p text:style-name="P30"><text:span text:style-name="Source_20_Text"><text:span text:style-name="T3">id</text:span></text:span><text:span text:style-name="T1"> — уникальный номер звонка</text:span></text:p>
        </text:list-item>
        <text:list-item>
          <text:p text:style-name="P30"><text:span text:style-name="Source_20_Text"><text:span text:style-name="T3">call_date</text:span></text:span><text:span text:style-name="T1"> — дата звонка</text:span></text:p>
        </text:list-item>
        <text:list-item>
          <text:p text:style-name="P30"><text:span text:style-name="Source_20_Text"><text:span text:style-name="T3">duration</text:span></text:span><text:span text:style-name="T1"> — длительность звонка в минутах</text:span></text:p>
        </text:list-item>
        <text:list-item>
          <text:p text:style-name="P31"><text:span text:style-name="Source_20_Text"><text:span text:style-name="T3">user_id</text:span></text:span><text:span text:style-name="T1"> — идентификатор пользователя, сделавшего звонок</text:span></text:p>
        </text:list-item>
      </text:list>
      <text:p text:style-name="P26"><text:span text:style-name="T1">Таблица </text:span><text:span text:style-name="Source_20_Text"><text:span text:style-name="T3">messages</text:span></text:span><text:span text:style-name="T1"> — информация о сообщениях:</text:span></text:p>
      <text:list xml:id="list1986470444" text:style-name="L11">
        <text:list-item>
          <text:p text:style-name="P32"><text:span text:style-name="Source_20_Text"><text:span text:style-name="T3">id</text:span></text:span><text:span text:style-name="T1"> — уникальный номер звонка</text:span></text:p>
        </text:list-item>
        <text:list-item>
          <text:p text:style-name="P32"><text:span text:style-name="Source_20_Text"><text:span text:style-name="T3">message_date</text:span></text:span><text:span text:style-name="T1"> — дата сообщения</text:span></text:p>
        </text:list-item>
        <text:list-item>
          <text:p text:style-name="P33"><text:span text:style-name="Source_20_Text"><text:span text:style-name="T3">user_id</text:span></text:span><text:span text:style-name="T1"> — идентификатор пользователя, отправившего сообщение</text:span></text:p>
        </text:list-item>
      </text:list>
      <text:p text:style-name="P26"><text:span text:style-name="T1">Таблица </text:span><text:span text:style-name="Source_20_Text"><text:span text:style-name="T3">internet</text:span></text:span><text:span text:style-name="T1"> — информация об интернет-сессиях:</text:span></text:p>
      <text:list xml:id="list2378458223" text:style-name="L12">
        <text:list-item>
          <text:p text:style-name="P34"><text:span text:style-name="Source_20_Text"><text:span text:style-name="T3">id</text:span></text:span><text:span text:style-name="T1"> — уникальный номер сессии</text:span></text:p>
        </text:list-item>
        <text:list-item>
          <text:p text:style-name="P34"><text:span text:style-name="Source_20_Text"><text:span text:style-name="T3">mb_used</text:span></text:span><text:span text:style-name="T1"> — объём потраченного за сессию интернет-трафика (в мегабайтах)</text:span></text:p>
        </text:list-item>
        <text:list-item>
          <text:p text:style-name="P34"><text:span text:style-name="Source_20_Text"><text:span text:style-name="T3">session_date</text:span></text:span><text:span text:style-name="T1"> — дата интернет-сессии</text:span></text:p>
        </text:list-item>
        <text:list-item>
          <text:p text:style-name="P35"><text:span text:style-name="Source_20_Text"><text:span text:style-name="T3">user_id</text:span></text:span><text:span text:style-name="T1"> — идентификатор пользователя</text:span></text:p>
        </text:list-item>
      </text:list>
      <text:p text:style-name="P26"><text:span text:style-name="T1">Таблица </text:span><text:span text:style-name="Source_20_Text"><text:span text:style-name="T3">tariffs</text:span></text:span><text:span text:style-name="T1"> — информация о тарифах:</text:span></text:p>
      <text:list xml:id="list86074857" text:style-name="L13">
        <text:list-item>
          <text:p text:style-name="P36"><text:span text:style-name="Source_20_Text"><text:span text:style-name="T3">tariff_name</text:span></text:span><text:span text:style-name="T1"> — название тарифа</text:span></text:p>
        </text:list-item>
        <text:list-item>
          <text:p text:style-name="P36"><text:span text:style-name="Source_20_Text"><text:span text:style-name="T3">rub_monthly_fee</text:span></text:span><text:span text:style-name="T1"> — ежемесячная абонентская плата в рублях</text:span></text:p>
        </text:list-item>
        <text:list-item>
          <text:p text:style-name="P36"><text:span text:style-name="Source_20_Text"><text:span text:style-name="T3">minutes_included</text:span></text:span><text:span text:style-name="T1"> — количество минут разговора в месяц, включённых в абонентскую плату</text:span></text:p>
        </text:list-item>
        <text:list-item>
          <text:p text:style-name="P36"><text:span text:style-name="Source_20_Text"><text:span text:style-name="T3">messages_included</text:span></text:span><text:span text:style-name="T1"> — количество сообщений в месяц, включённых в абонентскую плату</text:span></text:p>
        </text:list-item>
        <text:list-item>
          <text:p text:style-name="P36"><text:span text:style-name="Source_20_Text"><text:span text:style-name="T3">mb_per_month_included</text:span></text:span><text:span text:style-name="T1"> — объём интернет-трафика, включённого в абонентскую плату (в мегабайтах)</text:span></text:p>
        </text:list-item>
        <text:list-item>
          <text:p text:style-name="P36"><text:span text:style-name="Source_20_Text"><text:span text:style-name="T3">rub_per_minute</text:span></text:span><text:span text:style-name="T1"> — стоимость минуты разговора сверх тарифного пакета (например, если в тарифе 100 минут разговора в месяц, то со 101 минуты будет взиматься плата)</text:span></text:p>
        </text:list-item>
        <text:list-item>
          <text:p text:style-name="P36"><text:soft-page-break/><text:span text:style-name="Source_20_Text"><text:span text:style-name="T3">rub_per_message</text:span></text:span><text:span text:style-name="T1"> — стоимость отправки сообщения сверх тарифного пакета</text:span></text:p>
        </text:list-item>
        <text:list-item>
          <text:p text:style-name="P37"><text:span text:style-name="Source_20_Text"><text:span text:style-name="T3">rub_per_gb</text:span></text:span><text:span text:style-name="T1"> — стоимость дополнительного гигабайта интернет-трафика сверх тарифного пакета (1 гигабайт = 1024 мегабайта)</text:span></text:p>
        </text:list-item>
      </text:list>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enlo" svg:font-family="Menlo, 'Ubuntu Mono', consolas, source-code-pro, monospac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YS Text" svg:font-family="'YS Text', Arial, Helvetic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0-18T15:07:02.691000000</meta:creation-date>
    <dc:date>2023-10-18T15:08:58.088000000</dc:date>
    <meta:editing-duration>PT1M55S</meta:editing-duration>
    <meta:editing-cycles>1</meta:editing-cycles>
    <meta:document-statistic meta:table-count="0" meta:image-count="0" meta:object-count="0" meta:page-count="5" meta:paragraph-count="129" meta:word-count="1200" meta:character-count="9101" meta:non-whitespace-character-count="8031"/>
    <meta:generator>LibreOffice/7.2.7.2$Windows_X86_64 LibreOffice_project/8d71d29d553c0f7dcbfa38fbfda25ee34cce99a2</meta:generator>
  </office:meta>
</office:document-meta>
</file>